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Zilla Slab" svg:font-family="'Zilla Slab'"/>
    <style:font-face style:name="Zilla Slab SemiBold" svg:font-family="'Zilla Slab SemiBold'"/>
  </office:font-face-decls>
  <office:automatic-styles>
    <style:style style:name="P1" style:family="paragraph" style:parent-style-name="Text_20_body">
      <style:text-properties officeooo:rsid="000ab119" officeooo:paragraph-rsid="000ab119"/>
    </style:style>
    <style:style style:name="P2" style:family="paragraph" style:parent-style-name="Text_20_body">
      <style:text-properties officeooo:rsid="000ab119" officeooo:paragraph-rsid="000c71db"/>
    </style:style>
    <style:style style:name="P3" style:family="paragraph" style:parent-style-name="Text_20_body">
      <style:text-properties officeooo:rsid="000ab119" officeooo:paragraph-rsid="000e756b"/>
    </style:style>
    <style:style style:name="P4" style:family="paragraph" style:parent-style-name="Title">
      <style:paragraph-properties fo:text-align="center" style:justify-single-word="false"/>
      <style:text-properties officeooo:rsid="000ab119" officeooo:paragraph-rsid="000ab119"/>
    </style:style>
    <style:style style:name="P5" style:family="paragraph" style:parent-style-name="Text_20_body">
      <style:text-properties officeooo:rsid="000c71db" officeooo:paragraph-rsid="000c71db"/>
    </style:style>
    <style:style style:name="P6" style:family="paragraph" style:parent-style-name="Text_20_body">
      <style:text-properties officeooo:rsid="000e756b" officeooo:paragraph-rsid="000e756b"/>
    </style:style>
    <style:style style:name="P7" style:family="paragraph" style:parent-style-name="Text_20_body">
      <style:text-properties officeooo:rsid="000b9c14" officeooo:paragraph-rsid="000b9c14"/>
    </style:style>
    <style:style style:name="P8" style:family="paragraph" style:parent-style-name="Text_20_body">
      <style:text-properties officeooo:rsid="000e3131" officeooo:paragraph-rsid="000e3131"/>
    </style:style>
    <style:style style:name="P9" style:family="paragraph" style:parent-style-name="Heading_20_1">
      <style:text-properties officeooo:rsid="000ab119" officeooo:paragraph-rsid="000ab119"/>
    </style:style>
    <style:style style:name="P10" style:family="paragraph" style:parent-style-name="Heading_20_1">
      <style:text-properties officeooo:rsid="000c71db" officeooo:paragraph-rsid="000c71db"/>
    </style:style>
    <style:style style:name="P11" style:family="paragraph" style:parent-style-name="Heading_20_1">
      <style:text-properties officeooo:rsid="000e756b" officeooo:paragraph-rsid="000e756b"/>
    </style:style>
    <style:style style:name="P12" style:family="paragraph" style:parent-style-name="Text_20_body">
      <style:text-properties officeooo:rsid="000c71db" officeooo:paragraph-rsid="000c71db"/>
    </style:style>
    <style:style style:name="P13" style:family="paragraph" style:parent-style-name="Text_20_body">
      <style:text-properties officeooo:rsid="00112bf2" officeooo:paragraph-rsid="00112bf2"/>
    </style:style>
    <style:style style:name="P14" style:family="paragraph" style:parent-style-name="Text_20_body">
      <style:text-properties officeooo:rsid="000b9c14" officeooo:paragraph-rsid="000b9c14"/>
    </style:style>
    <style:style style:name="P15" style:family="paragraph" style:parent-style-name="Text_20_body">
      <style:text-properties officeooo:rsid="00131b11" officeooo:paragraph-rsid="00131b11"/>
    </style:style>
    <style:style style:name="P16" style:family="paragraph" style:parent-style-name="Text_20_body">
      <style:text-properties officeooo:rsid="000ab119" officeooo:paragraph-rsid="000ab119"/>
    </style:style>
    <style:style style:name="T1" style:family="text">
      <style:text-properties officeooo:rsid="000c71db"/>
    </style:style>
    <style:style style:name="T2" style:family="text">
      <style:text-properties officeooo:rsid="00131b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ebsite Content</text:p>
      <text:h text:style-name="P9" text:outline-level="1">Home Page</text:h>
      <text:p text:style-name="P1">&lt;<text:span text:style-name="T1">nav&gt;</text:span></text:p>
      <text:p text:style-name="P1">Cupcake Shop (title)</text:p>
      <text:p text:style-name="P1">Social media buttons (Twitter, Facebook, Instagram)</text:p>
      <text:p text:style-name="P1">Navbar links = Home, Custom Cakes, Contact</text:p>
      <text:p text:style-name="P1">&lt;/<text:span text:style-name="T1">nav&gt;</text:span></text:p>
      <text:p text:style-name="P1"/>
      <text:p text:style-name="P1">We love cupcakes (header)</text:p>
      <text:p text:style-name="P1">Here at the Cupcake shop we love all things sweet. With five different starter cakes and a ton of options, we’re sure there’s a cake for you!</text:p>
      <text:p text:style-name="P1"/>
      <text:p text:style-name="P1">&lt;<text:span text:style-name="T2">Mobile&gt;</text:span></text:p>
      <text:p text:style-name="P7">Carousel</text:p>
      <text:p text:style-name="P7">Five images</text:p>
      <text:p text:style-name="P7">Customize button</text:p>
      <text:p text:style-name="P15">Flavour &amp; Price</text:p>
      <text:p text:style-name="P7">Image markers</text:p>
      <text:p text:style-name="P1">&lt;<text:span text:style-name="T2">Desktop&gt;</text:span></text:p>
      <text:p text:style-name="P15">Five Cards</text:p>
      <text:p text:style-name="P15">Images</text:p>
      <text:p text:style-name="P15">Flavour &amp; Price &lt;clickable&gt;</text:p>
      <text:p text:style-name="P1">How to order (header)</text:p>
      <text:p text:style-name="P1">Click the customize button above and you will be taken to a new page. There you can select from one of the five base cakes and add as many extras as you would like. Once done hit the purchase button.</text:p>
      <text:h text:style-name="P10" text:outline-level="1">Custom Cupcake</text:h>
      <text:p text:style-name="P2">&lt;<text:span text:style-name="T1">nav&gt;</text:span></text:p>
      <text:p text:style-name="P2">Cupcake Shop (title)</text:p>
      <text:p text:style-name="P2"><text:soft-page-break/>Social media buttons (Twitter, Facebook, Instagram)</text:p>
      <text:p text:style-name="P2">Navbar links = Home, Custom Cakes, Contact</text:p>
      <text:p text:style-name="P2">&lt;/<text:span text:style-name="T1">nav&gt;</text:span></text:p>
      <text:p text:style-name="P2"/>
      <text:p text:style-name="P13">Page will automatically load Colours sections.</text:p>
      <text:p text:style-name="P5"/>
      <text:p text:style-name="P5"/>
      <text:p text:style-name="P5">Colours &lt;heading&gt;</text:p>
      <text:p text:style-name="P5">Form</text:p>
      <text:p text:style-name="P8">Radio buttons – text</text:p>
      <text:p text:style-name="P8">None £0.00</text:p>
      <text:p text:style-name="P8">White £0.10</text:p>
      <text:p text:style-name="P8">Orange £0.10</text:p>
      <text:p text:style-name="P8">Red £0.10</text:p>
      <text:p text:style-name="P8">Chocolate £0.20</text:p>
      <text:p text:style-name="P8">Blue £0.10</text:p>
      <text:p text:style-name="P8"/>
      <text:p text:style-name="P8">&lt; Flavour (link)</text:p>
      <text:p text:style-name="P8">&gt; Decorations (link)</text:p>
      <text:p text:style-name="P8">Total cost = £0.00</text:p>
      <text:p text:style-name="P8">Submit (button)</text:p>
      <text:p text:style-name="P8"/>
      <text:p text:style-name="P8">Decorations &lt;heading&gt;</text:p>
      <text:p text:style-name="P8">Form</text:p>
      <text:p text:style-name="P8">Radio buttons – text</text:p>
      <text:p text:style-name="P8">Sprinkles £0.10</text:p>
      <text:p text:style-name="P8">Stars £0.10</text:p>
      <text:p text:style-name="P8">Strawberry £0.30</text:p>
      <text:p text:style-name="P8">Chocolate Chip £0.20</text:p>
      <text:p text:style-name="P8">Blueberries £0.30</text:p>
      <text:p text:style-name="P8"/>
      <text:p text:style-name="P8"><text:soft-page-break/>&lt; Colour (link)</text:p>
      <text:p text:style-name="P8">&gt; Icing Text (link)</text:p>
      <text:p text:style-name="P8"/>
      <text:p text:style-name="P8">Total cost = £0.00</text:p>
      <text:p text:style-name="P8">Submit (button)</text:p>
      <text:p text:style-name="P8"/>
      <text:p text:style-name="P8"/>
      <text:p text:style-name="P8">Icing Text &lt;heading&gt;</text:p>
      <text:p text:style-name="P8">Form</text:p>
      <text:p text:style-name="P8">Input (maximum 16 characters)</text:p>
      <text:p text:style-name="P8"/>
      <text:p text:style-name="P8">&lt; Decorations (link)</text:p>
      <text:p text:style-name="P8">Total cost = £0.00</text:p>
      <text:p text:style-name="P8">Submit (button)</text:p>
      <text:h text:style-name="P11" text:outline-level="1">Contact</text:h>
      <text:p text:style-name="P3">&lt;<text:span text:style-name="T1">nav&gt;</text:span></text:p>
      <text:p text:style-name="P3">Cupcake Shop (title)</text:p>
      <text:p text:style-name="P3">Social media buttons (Twitter, Facebook, Instagram)</text:p>
      <text:p text:style-name="P3">Navbar links = Home, Custom Cakes, Contact</text:p>
      <text:p text:style-name="P3">&lt;/<text:span text:style-name="T1">nav&gt;</text:span></text:p>
      <text:p text:style-name="P3"/>
      <text:p text:style-name="P6">Get in touch &lt;header&gt;</text:p>
      <text:p text:style-name="P6">We love to hear from our customers, if you have a suggestion or just want to tell us about your experience fill out the form below.</text:p>
      <text:p text:style-name="P6"/>
      <text:p text:style-name="P6">Form</text:p>
      <text:p text:style-name="P6">Name</text:p>
      <text:p text:style-name="P6">Email</text:p>
      <text:p text:style-name="P6">Comment section (maximum character count of 10,000 for security reasons (don’t show a character count))</text:p>
      <text:p text:style-name="P6"/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Zilla Slab" svg:font-family="'Zilla Slab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Zilla Slab" fo:font-family="'Zilla Slab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" fo:font-family="'Zilla Slab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Zilla Slab" fo:font-family="'Zilla Slab'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2:56:02.671790060</meta:creation-date>
    <dc:date>2022-08-02T14:12:30.080600526</dc:date>
    <meta:editing-duration>PT14M53S</meta:editing-duration>
    <meta:editing-cycles>4</meta:editing-cycles>
    <meta:generator>LibreOffice/7.3.4.2$Linux_X86_64 LibreOffice_project/30$Build-2</meta:generator>
    <meta:document-statistic meta:table-count="0" meta:image-count="0" meta:object-count="0" meta:page-count="4" meta:paragraph-count="71" meta:word-count="286" meta:character-count="1714" meta:non-whitespace-character-count="1497"/>
  </office:meta>
</office:document-meta>
</file>